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/>
          <table:table-cell table:style-name="ce1" office:value-type="float" office:value="16000000" calcext:value-type="float">
            <text:p>16.00E+0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1" table:formula="of:= 1 / [.B7]" office:value-type="float" office:value="0.0000000625" calcext:value-type="float">
            <text:p>62.50E-09</text:p>
          </table:table-cell>
          <table:table-cell/>
          <table:table-cell table:formula="of:=[.D6]/[.D7]" office:value-type="float" office:value="33.9333333333333" calcext:value-type="float">
            <text:p>33.9333333333333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8]*[.B9]" office:value-type="float" office:value="0.000064" calcext:value-type="float">
            <text:p>64.00E-0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5624" calcext:value-type="float">
            <text:p>15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2]/[.B13] * [.B10]" office:value-type="float" office:value="0.999936" calcext:value-type="float">
            <text:p>0.999936</text:p>
          </table:table-cell>
          <table:table-cell/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table:number-columns-repeated="3"/>
          <table:table-cell table:formula="of:=1000/[.D14]" office:value-type="float" office:value="1.04166666666667" calcext:value-type="float">
            <text:p>1.04166666666667</text:p>
          </table:table-cell>
          <table:table-cell/>
        </table:table-row>
        <table:table-row table:style-name="ro1">
          <table:table-cell/>
          <table:table-cell table:formula="of:= 1 / [.B10]" office:value-type="float" office:value="15625" calcext:value-type="float">
            <text:p>1562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 table:formula="of:= [.B7] / ( 2 * [.B9] * ( 1 + [.B12] ) )" office:value-type="float" office:value="0.5" calcext:value-type="float">
            <text:p>500.00E-03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 1/ [.B21]" office:value-type="float" office:value="2" calcext:value-type="float">
            <text:p>2.00E+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 [.B9] / [.B7] * ( 1 + [.B12] 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2^16" office:value-type="float" office:value="65536" calcext:value-type="float">
            <text:p>6553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formula="of:= [.B31] / [.B$7] * ( 1 + [.B$28] )" office:value-type="float" office:value="0.0040960625" calcext:value-type="float">
            <text:p>4.10E-03</text:p>
          </table:table-cell>
          <table:table-cell table:style-name="ce1" table:formula="of:= 1 / [.B$7] * [.B31]" office:value-type="float" office:value="0.0000000625" calcext:value-type="float">
            <text:p>62.50E-0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table:formula="of:= [.B32] / [.B$7] * ( 1 + [.B$28] )" office:value-type="float" office:value="0.0327685" calcext:value-type="float">
            <text:p>32.77E-03</text:p>
          </table:table-cell>
          <table:table-cell table:style-name="ce1" table:formula="of:= 1 / [.B$7] * [.B32]" office:value-type="float" office:value="0.0000005" calcext:value-type="float">
            <text:p>500.00E-09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 [.B33] / [.B$7] * ( 1 + [.B$28] )" office:value-type="float" office:value="0.262148" calcext:value-type="float">
            <text:p>0.262148</text:p>
          </table:table-cell>
          <table:table-cell table:style-name="ce1" table:formula="of:= 1 / [.B$7] * [.B33]" office:value-type="float" office:value="0.000004" calcext:value-type="float">
            <text:p>4.00E-06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 [.B34] / [.B$7] * ( 1 + [.B$28] )" office:value-type="float" office:value="1.048592" calcext:value-type="float">
            <text:p>1.048592</text:p>
          </table:table-cell>
          <table:table-cell table:style-name="ce1" table:formula="of:= 1 / [.B$7] * [.B34]" office:value-type="float" office:value="0.000016" calcext:value-type="float">
            <text:p>16.00E-06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 [.B35] / [.B$7] * ( 1 + [.B$28] )" office:value-type="float" office:value="4.194368" calcext:value-type="float">
            <text:p>4.194368</text:p>
          </table:table-cell>
          <table:table-cell table:style-name="ce1" table:formula="of:= 1 / [.B$7] * [.B35]" office:value-type="float" office:value="0.000064" calcext:value-type="float">
            <text:p>64.00E-0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 = 4ms pour N =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RA1</text:p>
          </table:table-cell>
          <table:table-cell/>
        </table:table-row>
        <table:table-row table:style-name="ro1">
          <table:table-cell/>
          <table:table-cell table:style-name="ce2" office:value-type="float" office:value="0.004" calcext:value-type="float">
            <text:p>4.00E-03</text:p>
          </table:table-cell>
          <table:table-cell office:value-type="float" office:value="1" calcext:value-type="float">
            <text:p>1</text:p>
          </table:table-cell>
          <table:table-cell table:formula="of:= [.B41] * [.B$7] / [.C41] - 1" office:value-type="float" office:value="63999" calcext:value-type="float">
            <text:p>63999</text:p>
          </table:table-cell>
          <table:table-cell table:formula="of:= 1 / 16000000 * ( 1 + 63999 )"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style-name="ce2" office:value-type="float" office:value="0.003" calcext:value-type="float">
            <text:p>3.00E-03</text:p>
          </table:table-cell>
          <table:table-cell office:value-type="float" office:value="1" calcext:value-type="float">
            <text:p>1</text:p>
          </table:table-cell>
          <table:table-cell table:formula="of:= [.B42] * [.B$7] / [.C42] - 1" office:value-type="float" office:value="47999" calcext:value-type="float">
            <text:p>47999</text:p>
          </table:table-cell>
          <table:table-cell/>
        </table:table-row>
        <table:table-row table:style-name="ro1">
          <table:table-cell/>
          <table:table-cell table:style-name="ce2" office:value-type="float" office:value="0.002" calcext:value-type="float">
            <text:p>2.00E-03</text:p>
          </table:table-cell>
          <table:table-cell office:value-type="float" office:value="1" calcext:value-type="float">
            <text:p>1</text:p>
          </table:table-cell>
          <table:table-cell table:formula="of:= [.B43] * [.B$7] / [.C43] - 1" office:value-type="float" office:value="31999" calcext:value-type="float">
            <text:p>31999</text:p>
          </table:table-cell>
          <table:table-cell/>
        </table:table-row>
        <table:table-row table:style-name="ro1">
          <table:table-cell/>
          <table:table-cell table:style-name="ce2"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table:formula="of:= [.B44] * [.B$7] / [.C44] - 1" office:value-type="float" office:value="15999" calcext:value-type="float">
            <text:p>15999</text:p>
          </table:table-cell>
          <table:table-cell/>
        </table:table-row>
        <table:table-row table:style-name="ro1">
          <table:table-cell/>
          <table:table-cell table:style-name="ce2" office:value-type="float" office:value="0.0005" calcext:value-type="float">
            <text:p>5.00E-04</text:p>
          </table:table-cell>
          <table:table-cell office:value-type="float" office:value="1" calcext:value-type="float">
            <text:p>1</text:p>
          </table:table-cell>
          <table:table-cell table:formula="of:= [.B45] * [.B$7] / [.C45] - 1" office:value-type="float" office:value="7999" calcext:value-type="float">
            <text:p>7999</text:p>
          </table:table-cell>
          <table:table-cell/>
        </table:table-row>
        <table:table-row table:style-name="ro1">
          <table:table-cell/>
          <table:table-cell table:style-name="ce2" office:value-type="float" office:value="0.00025" calcext:value-type="float">
            <text:p>2.50E-04</text:p>
          </table:table-cell>
          <table:table-cell office:value-type="float" office:value="1" calcext:value-type="float">
            <text:p>1</text:p>
          </table:table-cell>
          <table:table-cell table:formula="of:= [.B46] * [.B$7] / [.C46] - 1" office:value-type="float" office:value="3999" calcext:value-type="float">
            <text:p>3999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52]-[.B5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53]-[.B52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54]-[.B5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55]-[.B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56]-[.B55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57]-[.B5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58]-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59]-[.B5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60]-[.B5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61]-[.B60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2^9" office:value-type="float" office:value="512" calcext:value-type="float">
            <text:p>5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5-30T23:17:43.111980228</dc:date>
    <meta:editing-duration>PT2H23M45S</meta:editing-duration>
    <meta:editing-cycles>3</meta:editing-cycles>
    <meta:generator>LibreOffice/7.0.5.2$MacOSX_X86_64 LibreOffice_project/64390860c6cd0aca4beafafcfd84613dd9dfb63a</meta:generator>
    <meta:document-statistic meta:table-count="1" meta:cell-count="81" meta:object-count="0"/>
  </office:meta>
</office:document-meta>
</file>